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64.3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8385319262743" calcext:value-type="float">
            <text:p>0.08385319262743</text:p>
          </table:table-cell>
          <table:table-cell office:value-type="float" office:value="0.0838531851768494" calcext:value-type="float">
            <text:p>0.083853185176849</text:p>
          </table:table-cell>
          <table:table-cell office:value-type="float" office:value="0.881229758262634" calcext:value-type="float">
            <text:p>0.881229758262634</text:p>
          </table:table-cell>
          <table:table-cell office:value-type="float" office:value="0.70970344543457" calcext:value-type="float">
            <text:p>0.70970344543457</text:p>
          </table:table-cell>
          <table:table-cell office:value-type="float" office:value="0.756884694099426" calcext:value-type="float">
            <text:p>0.756884694099426</text:p>
          </table:table-cell>
          <table:table-cell office:value-type="float" office:value="3518" calcext:value-type="float">
            <text:p>3518</text:p>
          </table:table-cell>
          <table:table-cell office:value-type="float" office:value="15543" calcext:value-type="float">
            <text:p>15543</text:p>
          </table:table-cell>
          <table:table-cell office:value-type="float" office:value="1439" calcext:value-type="float">
            <text:p>1439</text:p>
          </table:table-cell>
          <table:table-cell office:value-type="float" office:value="1130" calcext:value-type="float">
            <text:p>1130</text:p>
          </table:table-cell>
          <table:table-cell office:value-type="float" office:value="2056" calcext:value-type="float">
            <text:p>2056</text:p>
          </table:table-cell>
          <table:table-cell office:value-type="float" office:value="125.896625041962" calcext:value-type="float">
            <text:p>125.896625041962</text:p>
          </table:table-cell>
          <table:table-cell office:value-type="string" calcext:value-type="string">
            <text:p>11_A_exp8</text:p>
          </table:table-cell>
          <table:table-cell office:value-type="string" calcext:value-type="string">
            <text:p>11_A.v1.l0.ds0.l_combo0.ds_combo0.idays30.odays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61578667163849" calcext:value-type="float">
            <text:p>0.046157866716385</text:p>
          </table:table-cell>
          <table:table-cell office:value-type="float" office:value="0.935620903968811" calcext:value-type="float">
            <text:p>0.935620903968811</text:p>
          </table:table-cell>
          <table:table-cell office:value-type="float" office:value="0.813771545886993" calcext:value-type="float">
            <text:p>0.813771545886993</text:p>
          </table:table-cell>
          <table:table-cell office:value-type="float" office:value="0.869565188884735" calcext:value-type="float">
            <text:p>0.869565188884735</text:p>
          </table:table-cell>
          <table:table-cell office:value-type="float" office:value="520" calcext:value-type="float">
            <text:p>520</text:p>
          </table:table-cell>
          <table:table-cell office:value-type="float" office:value="2343" calcext:value-type="float">
            <text:p>2343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108.706521034241" calcext:value-type="float">
            <text:p>108.706521034241</text:p>
          </table:table-cell>
          <table:table-cell table:style-name="ce1" office:value-type="string" calcext:value-type="string">
            <text:p>11_A_exp32</text:p>
          </table:table-cell>
          <table:table-cell table:style-name="ce1" office:value-type="string" calcext:value-type="string">
            <text:p>11_A.v1.l0.ds0.l_combo0.ds_combo0.idays60.odays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106498748064" calcext:value-type="float">
            <text:p>0.10106498748064</text:p>
          </table:table-cell>
          <table:table-cell office:value-type="float" office:value="0.851851880550385" calcext:value-type="float">
            <text:p>0.851851880550385</text:p>
          </table:table-cell>
          <table:table-cell office:value-type="float" office:value="0.644366204738617" calcext:value-type="float">
            <text:p>0.644366204738617</text:p>
          </table:table-cell>
          <table:table-cell office:value-type="float" office:value="0.777620375156403" calcext:value-type="float">
            <text:p>0.777620375156403</text:p>
          </table:table-cell>
          <table:table-cell office:value-type="float" office:value="549" calcext:value-type="float">
            <text:p>549</text:p>
          </table:table-cell>
          <table:table-cell office:value-type="float" office:value="2096" calcext:value-type="float">
            <text:p>2096</text:p>
          </table:table-cell>
          <table:table-cell office:value-type="float" office:value="303" calcext:value-type="float">
            <text:p>303</text:p>
          </table:table-cell>
          <table:table-cell office:value-type="float" office:value="157" calcext:value-type="float">
            <text:p>157</text:p>
          </table:table-cell>
          <table:table-cell office:value-type="float" office:value="2062" calcext:value-type="float">
            <text:p>2062</text:p>
          </table:table-cell>
          <table:table-cell office:value-type="float" office:value="75.0957751274109" calcext:value-type="float">
            <text:p>75.0957751274109</text:p>
          </table:table-cell>
          <table:table-cell office:value-type="string" calcext:value-type="string">
            <text:p>11_N_exp8</text:p>
          </table:table-cell>
          <table:table-cell office:value-type="string" calcext:value-type="string">
            <text:p>11_N.v1.l0.ds0.l_combo0.ds_combo0.idays30.odays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578574277460575" calcext:value-type="float">
            <text:p>0.057857427746058</text:p>
          </table:table-cell>
          <table:table-cell office:value-type="float" office:value="0.0578574314713478" calcext:value-type="float">
            <text:p>0.057857431471348</text:p>
          </table:table-cell>
          <table:table-cell office:value-type="float" office:value="0.921604514122009" calcext:value-type="float">
            <text:p>0.921604514122009</text:p>
          </table:table-cell>
          <table:table-cell office:value-type="float" office:value="0.802823781967163" calcext:value-type="float">
            <text:p>0.802823781967163</text:p>
          </table:table-cell>
          <table:table-cell office:value-type="float" office:value="0.792979061603546" calcext:value-type="float">
            <text:p>0.792979061603546</text:p>
          </table:table-cell>
          <table:table-cell office:value-type="float" office:value="3298" calcext:value-type="float">
            <text:p>3298</text:p>
          </table:table-cell>
          <table:table-cell office:value-type="float" office:value="16346" calcext:value-type="float">
            <text:p>16346</text:p>
          </table:table-cell>
          <table:table-cell office:value-type="float" office:value="810" calcext:value-type="float">
            <text:p>81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147.900510311127" calcext:value-type="float">
            <text:p>147.900510311127</text:p>
          </table:table-cell>
          <table:table-cell table:style-name="ce1" office:value-type="string" calcext:value-type="string">
            <text:p>11_G_exp64</text:p>
          </table:table-cell>
          <table:table-cell table:style-name="ce1" office:value-type="string" calcext:value-type="string">
            <text:p>11_G.v1.l0.ds0.l_combo0.ds_combo0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63507315516472" calcext:value-type="float">
            <text:p>0.086350731551647</text:p>
          </table:table-cell>
          <table:table-cell office:value-type="float" office:value="0.87536233663559" calcext:value-type="float">
            <text:p>0.87536233663559</text:p>
          </table:table-cell>
          <table:table-cell office:value-type="float" office:value="0.730576455593109" calcext:value-type="float">
            <text:p>0.730576455593109</text:p>
          </table:table-cell>
          <table:table-cell office:value-type="float" office:value="0.772185444831848" calcext:value-type="float">
            <text:p>0.772185444831848</text:p>
          </table:table-cell>
          <table:table-cell office:value-type="float" office:value="583" calcext:value-type="float">
            <text:p>583</text:p>
          </table:table-cell>
          <table:table-cell office:value-type="float" office:value="2135" calcext:value-type="float">
            <text:p>2135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2062" calcext:value-type="float">
            <text:p>2062</text:p>
          </table:table-cell>
          <table:table-cell office:value-type="float" office:value="74.089802980423" calcext:value-type="float">
            <text:p>74.089802980423</text:p>
          </table:table-cell>
          <table:table-cell office:value-type="string" calcext:value-type="string">
            <text:p>11_W_exp8</text:p>
          </table:table-cell>
          <table:table-cell office:value-type="string" calcext:value-type="string">
            <text:p>11_W.v1.l0.ds0.l_combo0.ds_combo0.idays30.odays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34684993326664" calcext:value-type="float">
            <text:p>0.053468499332666</text:p>
          </table:table-cell>
          <table:table-cell office:value-type="float" office:value="0.926797389984131" calcext:value-type="float">
            <text:p>0.926797389984131</text:p>
          </table:table-cell>
          <table:table-cell office:value-type="float" office:value="0.87153285741806" calcext:value-type="float">
            <text:p>0.87153285741806</text:p>
          </table:table-cell>
          <table:table-cell office:value-type="float" office:value="0.8144611120224" calcext:value-type="float">
            <text:p>0.8144611120224</text:p>
          </table:table-cell>
          <table:table-cell office:value-type="float" office:value="597" calcext:value-type="float">
            <text:p>597</text:p>
          </table:table-cell>
          <table:table-cell office:value-type="float" office:value="2239" calcext:value-type="float">
            <text:p>2239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97.7814779281616" calcext:value-type="float">
            <text:p>97.7814779281616</text:p>
          </table:table-cell>
          <table:table-cell table:style-name="ce1" office:value-type="string" calcext:value-type="string">
            <text:p>11_AB_exp64</text:p>
          </table:table-cell>
          <table:table-cell table:style-name="ce1" office:value-type="string" calcext:value-type="string">
            <text:p>11_AB.v1.l0.ds0.l_combo0.ds_combo0.idays60.odays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66713523864746" calcext:value-type="float">
            <text:p>0.086671352386475</text:p>
          </table:table-cell>
          <table:table-cell office:value-type="float" office:value="0.871568620204926" calcext:value-type="float">
            <text:p>0.871568620204926</text:p>
          </table:table-cell>
          <table:table-cell office:value-type="float" office:value="0.719362735748291" calcext:value-type="float">
            <text:p>0.719362735748291</text:p>
          </table:table-cell>
          <table:table-cell office:value-type="float" office:value="0.781624495983124" calcext:value-type="float">
            <text:p>0.781624495983124</text:p>
          </table:table-cell>
          <table:table-cell office:value-type="float" office:value="587" calcext:value-type="float">
            <text:p>587</text:p>
          </table:table-cell>
          <table:table-cell office:value-type="float" office:value="2080" calcext:value-type="float">
            <text:p>2080</text:p>
          </table:table-cell>
          <table:table-cell office:value-type="float" office:value="229" calcext:value-type="float">
            <text:p>229</text:p>
          </table:table-cell>
          <table:table-cell office:value-type="float" office:value="164" calcext:value-type="float">
            <text:p>164</text:p>
          </table:table-cell>
          <table:table-cell office:value-type="float" office:value="2032" calcext:value-type="float">
            <text:p>2032</text:p>
          </table:table-cell>
          <table:table-cell office:value-type="float" office:value="82.6081945896149" calcext:value-type="float">
            <text:p>82.6081945896149</text:p>
          </table:table-cell>
          <table:table-cell office:value-type="string" calcext:value-type="string">
            <text:p>11_AD_exp8</text:p>
          </table:table-cell>
          <table:table-cell office:value-type="string" calcext:value-type="string">
            <text:p>11_AD.v1.l0.ds0.l_combo0.ds_combo0.idays60.odays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60590960085392" calcext:value-type="float">
            <text:p>0.060590960085392</text:p>
          </table:table-cell>
          <table:table-cell office:value-type="float" office:value="0.914942502975464" calcext:value-type="float">
            <text:p>0.914942502975464</text:p>
          </table:table-cell>
          <table:table-cell office:value-type="float" office:value="0.783608734607697" calcext:value-type="float">
            <text:p>0.783608734607697</text:p>
          </table:table-cell>
          <table:table-cell office:value-type="float" office:value="0.806110739707947" calcext:value-type="float">
            <text:p>0.806110739707947</text:p>
          </table:table-cell>
          <table:table-cell office:value-type="float" office:value="3509" calcext:value-type="float">
            <text:p>3509</text:p>
          </table:table-cell>
          <table:table-cell office:value-type="float" office:value="15993" calcext:value-type="float">
            <text:p>15993</text:p>
          </table:table-cell>
          <table:table-cell office:value-type="float" office:value="969" calcext:value-type="float">
            <text:p>969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149.562815189362" calcext:value-type="float">
            <text:p>149.562815189362</text:p>
          </table:table-cell>
          <table:table-cell table:style-name="ce1" office:value-type="string" calcext:value-type="string">
            <text:p>11_AD_exp8</text:p>
          </table:table-cell>
          <table:table-cell table:style-name="ce1" office:value-type="string" calcext:value-type="string">
            <text:p>11_AD.v1.l0.ds0.l_combo0.ds_combo0.idays6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3:40:50.908872882</dc:date>
    <meta:editing-duration>PT3M39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